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13.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unixtime</text:p>
          </table:table-cell>
          <table:table-cell office:value-type="string" calcext:value-type="string">
            <text:p>date_format</text:p>
          </table:table-cell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string" calcext:value-type="string">
            <text:p>scratch platformer 2D web coop multiplayer</text:p>
          </table:table-cell>
          <table:table-cell office:value-type="string" calcext:value-type="string">
            <text:p><text:a xlink:href="https://scratch.mit.edu/projects/162439969/" xlink:type="simple">https://scratch.mit.edu/projects/162439969/</text:a></text:p>
          </table:table-cell>
          <table:table-cell office:value-type="string" calcext:value-type="string">
            <text:p>https://uploads.scratch.mit.edu/get_image/project/162439969_480x360.png</text:p>
          </table:table-cell>
          <table:table-cell office:value-type="float" office:value="1497391200" calcext:value-type="float">
            <text:p>1497391200</text:p>
          </table:table-cell>
          <table:table-cell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scratch arcade 2D web</text:p>
          </table:table-cell>
          <table:table-cell office:value-type="string" calcext:value-type="string">
            <text:p>https://scratch.mit.edu/projects/162691177/</text:p>
          </table:table-cell>
          <table:table-cell office:value-type="string" calcext:value-type="string">
            <text:p><text:a xlink:href="https://uploads.scratch.mit.edu/get_image/project/162691177" xlink:type="simple">https://uploads.scratch.mit.edu/get_image/project/162691177</text:a>_480x360.png</text:p>
          </table:table-cell>
          <table:table-cell office:value-type="float" office:value="1518130800" calcext:value-type="float">
            <text:p>1518130800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scratch arcade 2D web</text:p>
          </table:table-cell>
          <table:table-cell office:value-type="string" calcext:value-type="string">
            <text:p>https://scratch.mit.edu/projects/281603316/</text:p>
          </table:table-cell>
          <table:table-cell office:value-type="string" calcext:value-type="string">
            <text:p><text:a xlink:href="https://uploads.scratch.mit.edu/get_image/project/281603316" xlink:type="simple">https://uploads.scratch.mit.edu/get_image/project/281603316</text:a>_480x360.png</text:p>
          </table:table-cell>
          <table:table-cell office:value-type="float" office:value="1548198000" calcext:value-type="float">
            <text:p>1548198000</text:p>
          </table:table-cell>
          <table:table-cell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string" calcext:value-type="string">
            <text:p>scratch arcade 2D web 1v1 multiplayer</text:p>
          </table:table-cell>
          <table:table-cell office:value-type="string" calcext:value-type="string">
            <text:p>https://scratch.mit.edu/projects/198861730/</text:p>
          </table:table-cell>
          <table:table-cell office:value-type="string" calcext:value-type="string">
            <text:p><text:a xlink:href="https://uploads.scratch.mit.edu/get_image/project/198861730" xlink:type="simple">https://uploads.scratch.mit.edu/get_image/project/198861730</text:a>_480x360.png</text:p>
          </table:table-cell>
          <table:table-cell office:value-type="float" office:value="1536876000" calcext:value-type="float">
            <text:p>1536876000</text:p>
          </table:table-cell>
          <table:table-cell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cratch arcade 2D web school</text:p>
          </table:table-cell>
          <table:table-cell office:value-type="string" calcext:value-type="string">
            <text:p>https://scratch.mit.edu/projects/445090385/</text:p>
          </table:table-cell>
          <table:table-cell office:value-type="string" calcext:value-type="string">
            <text:p>https://uploads.scratch.mit.edu/get_image/project/445090385_480x360.png</text:p>
          </table:table-cell>
          <table:table-cell office:value-type="float" office:value="1611270000" calcext:value-type="float">
            <text:p>1611270000</text:p>
          </table:table-cell>
          <table:table-cell/>
        </table:table-row>
        <table:table-row table:style-name="ro1">
          <table:table-cell office:value-type="string" calcext:value-type="string">
            <text:p>PUZZLE</text:p>
          </table:table-cell>
          <table:table-cell office:value-type="string" calcext:value-type="string">
            <text:p>scratch 2D web school</text:p>
          </table:table-cell>
          <table:table-cell office:value-type="string" calcext:value-type="string">
            <text:p>https://scratch.mit.edu/projects/778764577/</text:p>
          </table:table-cell>
          <table:table-cell office:value-type="string" calcext:value-type="string">
            <text:p><text:a xlink:href="https://uploads.scratch.mit.edu/get_image/project/778764577" xlink:type="simple">https://uploads.scratch.mit.edu/get_image/project/778764577</text:a>_480x360.png</text:p>
          </table:table-cell>
          <table:table-cell office:value-type="float" office:value="1671404400" calcext:value-type="float">
            <text:p>1671404400</text:p>
          </table:table-cell>
          <table:table-cell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07:59:01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5T08:10:04.132000000</dc:date>
    <meta:editing-duration>PT48M50S</meta:editing-duration>
    <meta:editing-cycles>12</meta:editing-cycles>
    <meta:generator>LibreOffice/7.3.2.2$Windows_X86_64 LibreOffice_project/49f2b1bff42cfccbd8f788c8dc32c1c309559be0</meta:generator>
    <meta:document-statistic meta:table-count="1" meta:cell-count="36" meta:object-count="0"/>
  </office:meta>
</office:document-meta>
</file>